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A000003E0AC1EE3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6.595cm" svg:height="20.208cm" svg:x="0.6cm" svg:y="0.792cm">
          <draw:image xlink:href="Pictures/100000000000051A000003E0AC1EE36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3:42:47.693761010</meta:creation-date>
    <dc:date>2016-09-30T13:43:35.026220104</dc:date>
    <meta:editing-duration>P0D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